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0">00/00/0000</text:date>, <text:time style:data-style-name="N2" text:time-value="10:51:43.64393377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12-20T11:07:39.428576802</dc:date>
    <dc:creator>Jesus Castagnetto</dc:creator>
    <meta:editing-duration>P9DT14H10M26S</meta:editing-duration>
    <meta:editing-cycles>871</meta:editing-cycles>
    <meta:generator>LibreOffice/7.2.3.2$Linux_X86_64 LibreOffice_project/20$Build-2</meta:generator>
    <meta:document-statistic meta:table-count="1" meta:cell-count="6382" meta:object-count="0"/>
  </office:meta>
</office:document-meta>
</file>